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50.D1" style:family="table-cell">
      <style:table-cell-properties fo:padding="0.097cm" fo:border="0.018cm solid #666666"/>
    </style:style>
    <style:style style:name="Tabla50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50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68.D1" style:family="table-cell">
      <style:table-cell-properties fo:padding="0.097cm" fo:border="0.018cm solid #666666"/>
    </style:style>
    <style:style style:name="Tabla68.C2" style:family="table-cell">
      <style:table-cell-properties fo:padding="0.097cm" fo:border-left="0.018cm solid #666666" fo:border-right="none" fo:border-top="none" fo:border-bottom="0.018cm solid #666666"/>
    </style:style>
    <style:style style:name="Tabla6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68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7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7.D1" style:family="table-cell">
      <style:table-cell-properties fo:padding="0.097cm" fo:border="0.018cm solid #666666"/>
    </style:style>
    <style:style style:name="Tabla77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7.C2" style:family="table-cell">
      <style:table-cell-properties fo:padding="0.097cm" fo:border-left="0.018cm solid #666666" fo:border-right="none" fo:border-top="none" fo:border-bottom="0.018cm solid #666666"/>
    </style:style>
    <style:style style:name="Tabla77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80.D1" style:family="table-cell">
      <style:table-cell-properties style:vertical-align="middle" fo:padding="0.097cm" fo:border="0.018cm solid #666666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3.D1" style:family="table-cell">
      <style:table-cell-properties style:vertical-align="middle" fo:padding="0.097cm" fo:border="0.018cm solid #666666"/>
    </style:style>
    <style:style style:name="Tabla9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93.C2" style:family="table-cell">
      <style:table-cell-properties fo:padding="0.097cm" fo:border-left="0.018cm solid #666666" fo:border-right="none" fo:border-top="none" fo:border-bottom="0.018cm solid #666666"/>
    </style:style>
    <style:style style:name="Tabla9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23" style:family="table">
      <style:table-properties style:width="12.495cm" fo:margin-left="0cm" fo:margin-right="0.355cm" table:align="margins"/>
    </style:style>
    <style:style style:name="Tabla423.A" style:family="table-column">
      <style:table-column-properties style:column-width="1.974cm" style:rel-column-width="10352*"/>
    </style:style>
    <style:style style:name="Tabla423.B" style:family="table-column">
      <style:table-column-properties style:column-width="2.54cm" style:rel-column-width="13321*"/>
    </style:style>
    <style:style style:name="Tabla423.C" style:family="table-column">
      <style:table-column-properties style:column-width="3.923cm" style:rel-column-width="20574*"/>
    </style:style>
    <style:style style:name="Tabla423.D" style:family="table-column">
      <style:table-column-properties style:column-width="4.059cm" style:rel-column-width="21288*"/>
    </style:style>
    <style:style style:name="Tabla42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23.D1" style:family="table-cell">
      <style:table-cell-properties style:vertical-align="middle" fo:padding="0.097cm" fo:border="0.018cm solid #666666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95.D1" style:family="table-cell">
      <style:table-cell-properties style:vertical-align="middle" fo:padding="0.097cm" fo:border="0.018cm solid #666666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54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54.D1" style:family="table-cell">
      <style:table-cell-properties fo:padding="0.097cm" fo:border="0.018cm solid #666666"/>
    </style:style>
    <style:style style:name="Tabla15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54.C2" style:family="table-cell">
      <style:table-cell-properties fo:padding="0.097cm" fo:border-left="0.018cm solid #666666" fo:border-right="none" fo:border-top="none" fo:border-bottom="0.018cm solid #666666"/>
    </style:style>
    <style:style style:name="Tabla15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02.D1" style:family="table-cell">
      <style:table-cell-properties fo:padding="0.097cm" fo:border="0.018cm solid #666666"/>
    </style:style>
    <style:style style:name="Tabla30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02.C2" style:family="table-cell">
      <style:table-cell-properties fo:padding="0.097cm" fo:border-left="0.018cm solid #666666" fo:border-right="none" fo:border-top="none" fo:border-bottom="0.018cm solid #666666"/>
    </style:style>
    <style:style style:name="Tabla30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51.D1" style:family="table-cell">
      <style:table-cell-properties fo:padding="0.097cm" fo:border="0.018cm solid #666666"/>
    </style:style>
    <style:style style:name="Tabla35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51.C2" style:family="table-cell">
      <style:table-cell-properties fo:padding="0.097cm" fo:border-left="0.018cm solid #666666" fo:border-right="none" fo:border-top="none" fo:border-bottom="0.018cm solid #666666"/>
    </style:style>
    <style:style style:name="Tabla35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line-height="100%"/>
      <style:text-properties style:font-name="Arial" fo:font-size="11pt" style:font-name-asian="Hiragino Maru Gothic Pro" style:font-size-asian="11pt" style:font-size-complex="11pt"/>
    </style:style>
    <style:style style:name="P12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2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line-height="100%"/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T1" style:family="text">
      <style:text-properties fo:color="#0099ff" fo:font-size="9pt" style:font-size-asian="9pt" style:font-size-complex="9pt"/>
    </style:style>
    <style:style style:name="T2" style:family="text">
      <style:text-properties style:use-window-font-color="true" fo:font-size="11pt" style:font-name-asian="Hiragino Maru Gothic Pro" style:font-size-asian="11pt" style:font-size-complex="11pt"/>
    </style:style>
    <style:style style:name="T3" style:family="text">
      <style:text-properties fo:color="#000000" fo:font-size="11pt" style:font-name-asian="Hiragino Maru Gothic Pro" style:font-size-asian="11pt" style:font-size-complex="11pt"/>
    </style:style>
    <style:style style:name="T4" style:family="text">
      <style:text-properties fo:color="#000000" fo:font-size="9pt" style:font-size-asian="9pt" style:font-size-complex="9pt"/>
    </style:style>
    <style:style style:name="T5" style:family="text">
      <style:text-properties style:font-name="Arial" fo:font-size="9pt" style:font-name-asian="Arial" style:font-size-asian="9pt" style:font-size-complex="9pt"/>
    </style:style>
    <style:style style:name="T6" style:family="text">
      <style:text-properties style:font-name="Hiragino Maru Gothic Pro" fo:font-size="11pt" style:font-name-asian="Hiragino Maru Gothic Pro" style:font-size-asian="11pt" style:font-size-complex="11pt"/>
    </style:style>
    <style:style style:name="T7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8" style:family="text">
      <style:text-properties fo:font-size="11pt" style:font-name-asian="Hiragino Maru Gothic Pro" style:font-size-asian="11pt" style:font-size-complex="11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ANIMALES</text:p>
      <text:p text:style-name="P5"/>
      <text:p text:style-name="P5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9">羽</text:p>
          </table:table-cell>
          <table:table-cell table:style-name="Tabla50.A1" office:value-type="string">
            <text:p text:style-name="P10">はね</text:p>
          </table:table-cell>
          <table:table-cell table:style-name="Tabla50.A1" office:value-type="string">
            <text:p text:style-name="P8"><text:ruby text:style-name="Ru1"><text:ruby-base><text:span text:style-name="T6">羽</text:span></text:ruby-base><text:ruby-text>はね</text:ruby-text></text:ruby><text:span text:style-name="T9"> <text:s text:c="30"/>alas</text:span></text:p>
          </table:table-cell>
          <table:table-cell table:style-name="Tabla50.D1" office:value-type="string">
            <text:p text:style-name="P8"/>
          </table:table-cell>
        </table:table-row>
        <table:table-row>
          <table:covered-table-cell/>
          <table:table-cell table:style-name="Tabla50.B2" office:value-type="string">
            <text:p text:style-name="P10">ワ</text:p>
          </table:table-cell>
          <table:table-cell table:style-name="Tabla50.B2" office:value-type="string">
            <text:p text:style-name="P8"><text:span text:style-name="T7">~</text:span><text:ruby text:style-name="Ru1"><text:ruby-base><text:span text:style-name="T6">羽</text:span></text:ruby-base><text:ruby-text>わ</text:ruby-text></text:ruby><text:span text:style-name="T9"> <text:s text:c="21"/></text:span><text:span text:style-name="T11">[aves]</text:span></text:p>
          </table:table-cell>
          <table:table-cell table:style-name="Tabla50.D2" office:value-type="string">
            <text:p text:style-name="P8"/>
          </table:table-cell>
        </table:table-row>
      </table:table>
      <text:p text:style-name="P4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2">虫</text:p>
          </table:table-cell>
          <table:table-cell table:style-name="Tabla68.A1" table:number-rows-spanned="2" office:value-type="string">
            <text:p text:style-name="P10">むし</text:p>
          </table:table-cell>
          <table:table-cell table:style-name="Tabla68.C1" office:value-type="string">
            <text:p text:style-name="P8"><text:ruby text:style-name="Ru1"><text:ruby-base><text:span text:style-name="T8">虫</text:span></text:ruby-base><text:ruby-text>むし</text:ruby-text></text:ruby><text:span text:style-name="T5"> <text:s text:c="28"/>bicho</text:span></text:p>
          </table:table-cell>
          <table:table-cell table:style-name="Tabla68.D1" office:value-type="string">
            <text:p text:style-name="P8"><text:ruby text:style-name="Ru1"><text:ruby-base><text:span text:style-name="T8">虫</text:span></text:ruby-base><text:ruby-text>むし</text:ruby-text></text:ruby><text:span text:style-name="T8">かご</text:span><text:span text:style-name="T9"> <text:s text:c="4"/>cesta de bichos</text:span>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8"><text:ruby text:style-name="Ru1"><text:ruby-base><text:span text:style-name="T8">虫</text:span></text:ruby-base><text:ruby-text>むし</text:ruby-text></text:ruby><text:span text:style-name="T8">めがね</text:span><text:span text:style-name="T9"> <text:s text:c="16"/>lupa</text:span></text:p>
          </table:table-cell>
          <table:table-cell table:style-name="Tabla68.D2" office:value-type="string">
            <text:p text:style-name="P8"/>
          </table:table-cell>
        </table:table-row>
        <table:table-row>
          <table:covered-table-cell/>
          <table:table-cell table:style-name="Tabla68.B3" office:value-type="string">
            <text:p text:style-name="P10">チュウ</text:p>
          </table:table-cell>
          <table:table-cell table:style-name="Tabla68.C2" office:value-type="string">
            <text:p text:style-name="P8"><text:span text:style-name="T8">こん</text:span><text:ruby text:style-name="Ru1"><text:ruby-base><text:span text:style-name="T8">虫</text:span></text:ruby-base><text:ruby-text>ちゅう</text:ruby-text></text:ruby><text:span text:style-name="T5"> <text:s text:c="14"/>insecto </text:span></text:p>
          </table:table-cell>
          <table:table-cell table:style-name="Tabla68.D2" office:value-type="string">
            <text:p text:style-name="P8"><text:s text:c="2"/></text:p>
          </table:table-cell>
        </table:table-row>
      </table:table>
      <text:p text:style-name="P3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9">馬</text:p>
          </table:table-cell>
          <table:table-cell table:style-name="Tabla77.A1" office:value-type="string">
            <text:p text:style-name="P10">うま</text:p>
          </table:table-cell>
          <table:table-cell table:style-name="Tabla77.C1" office:value-type="string">
            <text:p text:style-name="P8"><text:ruby text:style-name="Ru1"><text:ruby-base><text:span text:style-name="T8">馬</text:span></text:ruby-base><text:ruby-text>うま</text:ruby-text></text:ruby><text:span text:style-name="T9"> <text:s text:c="25"/>caballo</text:span></text:p>
          </table:table-cell>
          <table:table-cell table:style-name="Tabla77.D1" office:value-type="string">
            <text:p text:style-name="P8"/>
          </table:table-cell>
        </table:table-row>
        <table:table-row>
          <table:covered-table-cell/>
          <table:table-cell table:style-name="Tabla77.B2" office:value-type="string">
            <text:p text:style-name="P18">バ</text:p>
          </table:table-cell>
          <table:table-cell table:style-name="Tabla77.C2" office:value-type="string">
            <text:p text:style-name="P22"><text:ruby text:style-name="Ru1"><text:ruby-base><text:span text:style-name="T3">馬</text:span></text:ruby-base><text:ruby-text>ば</text:ruby-text></text:ruby><text:ruby text:style-name="Ru1"><text:ruby-base><text:span text:style-name="T3">車</text:span></text:ruby-base><text:ruby-text>しゃ</text:ruby-text></text:ruby><text:span text:style-name="T9"> <text:s text:c="19"/></text:span><text:span text:style-name="T4">carruaje</text:span></text:p>
          </table:table-cell>
          <table:table-cell table:style-name="Tabla77.D2" office:value-type="string">
            <text:p text:style-name="P22"/>
          </table:table-cell>
        </table:table-row>
      </table:table>
      <text:p text:style-name="P3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9">貝</text:p>
          </table:table-cell>
          <table:table-cell table:style-name="Tabla80.A1" office:value-type="string">
            <text:p text:style-name="P10">かい</text:p>
          </table:table-cell>
          <table:table-cell table:style-name="Tabla80.A1" office:value-type="string">
            <text:p text:style-name="P8"><text:ruby text:style-name="Ru1"><text:ruby-base><text:span text:style-name="T8">貝</text:span></text:ruby-base><text:ruby-text>かい</text:ruby-text></text:ruby><text:span text:style-name="T9"> <text:s text:c="25"/>concha</text:span></text:p>
          </table:table-cell>
          <table:table-cell table:style-name="Tabla80.D1" office:value-type="string">
            <text:p text:style-name="P8"><text:ruby text:style-name="Ru1"><text:ruby-base><text:span text:style-name="T8">貝</text:span></text:ruby-base><text:ruby-text>かい</text:ruby-text></text:ruby><text:span text:style-name="T8">がら</text:span><text:span text:style-name="T9"> <text:s text:c="5"/>concha (vacía)</text:span></text:p>
          </table:table-cell>
        </table:table-row>
      </table:table>
      <text:p text:style-name="P1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9">角</text:p>
          </table:table-cell>
          <table:table-cell table:style-name="Tabla93.A1" office:value-type="string">
            <text:p text:style-name="P16">つの</text:p>
          </table:table-cell>
          <table:table-cell table:style-name="Tabla93.A1" office:value-type="string">
            <text:p text:style-name="P8"><text:ruby text:style-name="Ru1"><text:ruby-base><text:span text:style-name="T8">角</text:span></text:ruby-base><text:ruby-text>つの</text:ruby-text></text:ruby><text:span text:style-name="T9"> <text:s text:c="23"/>cuernos</text:span></text:p>
          </table:table-cell>
          <table:table-cell table:style-name="Tabla93.D1" office:value-type="string">
            <text:p text:style-name="P14"/>
          </table:table-cell>
        </table:table-row>
        <table:table-row>
          <table:covered-table-cell/>
          <table:table-cell table:style-name="Tabla93.B2" office:value-type="string">
            <text:p text:style-name="P17">かど</text:p>
          </table:table-cell>
          <table:table-cell table:style-name="Tabla93.C2" office:value-type="string">
            <text:p text:style-name="P8"><text:ruby text:style-name="Ru1"><text:ruby-base><text:span text:style-name="T8">角</text:span></text:ruby-base><text:ruby-text>かど</text:ruby-text></text:ruby><text:span text:style-name="T9"> <text:s text:c="23"/>esquina</text:span></text:p>
          </table:table-cell>
          <table:table-cell table:style-name="Tabla93.D2" office:value-type="string">
            <text:p text:style-name="P15"/>
          </table:table-cell>
        </table:table-row>
        <table:table-row>
          <table:covered-table-cell/>
          <table:table-cell table:style-name="Tabla93.B2" office:value-type="string">
            <text:p text:style-name="P17">カク</text:p>
          </table:table-cell>
          <table:table-cell table:style-name="Tabla93.C2" office:value-type="string">
            <text:p text:style-name="P15"><text:ruby text:style-name="Ru1"><text:ruby-base><text:span text:style-name="T8">三</text:span></text:ruby-base><text:ruby-text>さん</text:ruby-text></text:ruby><text:ruby text:style-name="Ru1"><text:ruby-base><text:span text:style-name="T8">角</text:span></text:ruby-base><text:ruby-text>かく</text:ruby-text></text:ruby><text:span text:style-name="T9"> <text:s text:c="17"/>triángulo</text:span></text:p>
          </table:table-cell>
          <table:table-cell table:style-name="Tabla93.D2" office:value-type="string">
            <text:p text:style-name="P15"><text:ruby text:style-name="Ru1"><text:ruby-base><text:span text:style-name="T2">四</text:span></text:ruby-base><text:ruby-text>し</text:ruby-text></text:ruby><text:ruby text:style-name="Ru1"><text:ruby-base><text:span text:style-name="T2">角</text:span></text:ruby-base><text:ruby-text>かく</text:ruby-text></text:ruby><text:span text:style-name="T2">い</text:span><text:span text:style-name="T1"> <text:s text:c="14"/></text:span><text:span text:style-name="T9">cuadrado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23" table:style-name="Tabla423">
        <table:table-column table:style-name="Tabla423.A"/>
        <table:table-column table:style-name="Tabla423.B"/>
        <table:table-column table:style-name="Tabla423.C"/>
        <table:table-column table:style-name="Tabla423.D"/>
        <table:table-row>
          <table:table-cell table:style-name="Tabla423.A1" office:value-type="string">
            <text:p text:style-name="P9">羊</text:p>
          </table:table-cell>
          <table:table-cell table:style-name="Tabla423.A1" office:value-type="string">
            <text:p text:style-name="P16">ひつじ</text:p>
          </table:table-cell>
          <table:table-cell table:style-name="Tabla423.A1" office:value-type="string">
            <text:p text:style-name="P8"><text:ruby text:style-name="Ru1"><text:ruby-base><text:span text:style-name="T6">羊</text:span></text:ruby-base><text:ruby-text>ひつじ</text:ruby-text></text:ruby><text:span text:style-name="T9"> <text:s text:c="25"/>oveja</text:span></text:p>
          </table:table-cell>
          <table:table-cell table:style-name="Tabla423.D1" office:value-type="string">
            <text:p text:style-name="P14"/>
          </table:table-cell>
        </table:table-row>
      </table:table>
      <text:p text:style-name="P3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office:value-type="string">
            <text:p text:style-name="P9">鳥</text:p>
          </table:table-cell>
          <table:table-cell table:style-name="Tabla95.A1" office:value-type="string">
            <text:p text:style-name="P10">とり</text:p>
          </table:table-cell>
          <table:table-cell table:style-name="Tabla95.A1" office:value-type="string">
            <text:p text:style-name="P8"><text:ruby text:style-name="Ru1"><text:ruby-base><text:span text:style-name="T8">鳥</text:span></text:ruby-base><text:ruby-text>とり</text:ruby-text></text:ruby><text:span text:style-name="T9"> <text:s text:c="26"/>pájaro</text:span></text:p>
          </table:table-cell>
          <table:table-cell table:style-name="Tabla95.D1" office:value-type="string">
            <text:p text:style-name="P14"><text:ruby text:style-name="Ru1"><text:ruby-base><text:span text:style-name="T8">鳥</text:span></text:ruby-base><text:ruby-text>とり</text:ruby-text></text:ruby><text:ruby text:style-name="Ru1"><text:ruby-base><text:span text:style-name="T8">肉</text:span></text:ruby-base><text:ruby-text>にく</text:ruby-text></text:ruby><text:span text:style-name="T9"> <text:s text:c="11"/>carne de pollo</text:span></text:p>
          </table:table-cell>
        </table:table-row>
      </table:table>
      <text:p text:style-name="P3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9">犬</text:p>
          </table:table-cell>
          <table:table-cell table:style-name="Tabla154.A1" office:value-type="string">
            <text:p text:style-name="P10">いぬ</text:p>
          </table:table-cell>
          <table:table-cell table:style-name="Tabla154.C1" office:value-type="string">
            <text:p text:style-name="P8"><text:ruby text:style-name="Ru1"><text:ruby-base><text:span text:style-name="T8">犬</text:span></text:ruby-base><text:ruby-text>いぬ</text:ruby-text></text:ruby><text:span text:style-name="T9"> <text:s text:c="24"/>perro</text:span></text:p>
          </table:table-cell>
          <table:table-cell table:style-name="Tabla154.D1" office:value-type="string">
            <text:p text:style-name="P8"/>
          </table:table-cell>
        </table:table-row>
        <table:table-row>
          <table:covered-table-cell/>
          <table:table-cell table:style-name="Tabla154.B2" office:value-type="string">
            <text:p text:style-name="P10">ケン</text:p>
          </table:table-cell>
          <table:table-cell table:style-name="Tabla154.C2" office:value-type="string">
            <text:p text:style-name="P11">けいさつ<text:ruby text:style-name="Ru1"><text:ruby-base>犬</text:ruby-base><text:ruby-text>けん</text:ruby-text></text:ruby></text:p>
            <text:p text:style-name="P12"><text:s text:c="22"/>perro policía</text:p>
          </table:table-cell>
          <table:table-cell table:style-name="Tabla154.D2" office:value-type="string">
            <text:p text:style-name="P8"><text:span text:style-name="T8">もうどう</text:span><text:ruby text:style-name="Ru1"><text:ruby-base><text:span text:style-name="T8">犬</text:span></text:ruby-base><text:ruby-text>けん</text:ruby-text></text:ruby><text:span text:style-name="T9"> <text:s text:c="5"/></text:span></text:p>
            <text:p text:style-name="P12"><text:s text:c="22"/>perro lazarillo</text:p>
          </table:table-cell>
        </table:table-row>
      </table:table>
      <text:p text:style-name="P3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9">魚</text:p>
          </table:table-cell>
          <table:table-cell table:style-name="Tabla302.A1" office:value-type="string">
            <text:p text:style-name="P16">さかな</text:p>
          </table:table-cell>
          <table:table-cell table:style-name="Tabla302.C1" office:value-type="string">
            <text:p text:style-name="P8"><text:ruby text:style-name="Ru1"><text:ruby-base><text:span text:style-name="T8">魚</text:span></text:ruby-base><text:ruby-text>さかな</text:ruby-text></text:ruby><text:span text:style-name="T9"> <text:s text:c="28"/>pez</text:span></text:p>
          </table:table-cell>
          <table:table-cell table:style-name="Tabla302.D1" office:value-type="string">
            <text:p text:style-name="P13"/>
          </table:table-cell>
        </table:table-row>
        <table:table-row>
          <table:covered-table-cell/>
          <table:table-cell table:style-name="Tabla302.B2" office:value-type="string">
            <text:p text:style-name="P17">うお</text:p>
          </table:table-cell>
          <table:table-cell table:style-name="Tabla302.C2" office:value-type="string">
            <text:p text:style-name="P8"><text:ruby text:style-name="Ru1"><text:ruby-base><text:span text:style-name="T8">魚</text:span></text:ruby-base><text:ruby-text>うお</text:ruby-text></text:ruby><text:ruby text:style-name="Ru1"><text:ruby-base><text:span text:style-name="T8">市</text:span></text:ruby-base><text:ruby-text>いち</text:ruby-text></text:ruby><text:ruby text:style-name="Ru1"><text:ruby-base><text:span text:style-name="T8">場</text:span></text:ruby-base><text:ruby-text>ば</text:ruby-text></text:ruby><text:span text:style-name="T9"> <text:s text:c="9"/>pescadería</text:span></text:p>
          </table:table-cell>
          <table:table-cell table:style-name="Tabla302.D2" office:value-type="string">
            <text:p text:style-name="P19"/>
          </table:table-cell>
        </table:table-row>
        <table:table-row>
          <table:covered-table-cell/>
          <table:table-cell table:style-name="Tabla302.B2" office:value-type="string">
            <text:p text:style-name="P17">ギョ</text:p>
          </table:table-cell>
          <table:table-cell table:style-name="Tabla302.C2" office:value-type="string">
            <text:p text:style-name="P15"><text:ruby text:style-name="Ru1"><text:ruby-base><text:span text:style-name="T8">金</text:span></text:ruby-base><text:ruby-text>きん</text:ruby-text></text:ruby><text:ruby text:style-name="Ru1"><text:ruby-base><text:span text:style-name="T8">魚</text:span></text:ruby-base><text:ruby-text>ぎょ</text:ruby-text></text:ruby><text:span text:style-name="T9"> <text:s text:c="9"/>pez </text:span><text:span text:style-name="T10">magikarp</text:span></text:p>
          </table:table-cell>
          <table:table-cell table:style-name="Tabla302.D2" office:value-type="string">
            <text:p text:style-name="P19"/>
          </table:table-cell>
        </table:table-row>
      </table:table>
      <text:p text:style-name="P3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9">牛</text:p>
          </table:table-cell>
          <table:table-cell table:style-name="Tabla351.A1" office:value-type="string">
            <text:p text:style-name="P16">うし</text:p>
          </table:table-cell>
          <table:table-cell table:style-name="Tabla351.C1" office:value-type="string">
            <text:p text:style-name="P8"><text:ruby text:style-name="Ru1"><text:ruby-base><text:span text:style-name="T8">牛</text:span></text:ruby-base><text:ruby-text>うし</text:ruby-text></text:ruby><text:span text:style-name="T9"> <text:s text:c="28"/>vaca</text:span></text:p>
          </table:table-cell>
          <table:table-cell table:style-name="Tabla351.D1" office:value-type="string">
            <text:p text:style-name="P13"><text:ruby text:style-name="Ru1"><text:ruby-base><text:span text:style-name="T8">子</text:span></text:ruby-base><text:ruby-text>こ</text:ruby-text></text:ruby><text:ruby text:style-name="Ru1"><text:ruby-base><text:span text:style-name="T8">牛</text:span></text:ruby-base><text:ruby-text>うし</text:ruby-text></text:ruby><text:span text:style-name="T9"> <text:s text:c="21"/>ternero</text:span></text:p>
          </table:table-cell>
        </table:table-row>
        <table:table-row>
          <table:covered-table-cell/>
          <table:table-cell table:style-name="Tabla351.B2" office:value-type="string">
            <text:p text:style-name="P20">ギュウ</text:p>
          </table:table-cell>
          <table:table-cell table:style-name="Tabla351.C2" office:value-type="string">
            <text:p text:style-name="P21"><text:ruby text:style-name="Ru1"><text:ruby-base><text:span text:style-name="T8">牛</text:span></text:ruby-base><text:ruby-text>ぎゅう</text:ruby-text></text:ruby><text:span text:style-name="T8">にゅう</text:span><text:span text:style-name="T9">　 <text:s text:c="8"/>leche</text:span></text:p>
          </table:table-cell>
          <table:table-cell table:style-name="Tabla351.D2" office:value-type="string">
            <text:p text:style-name="P21"><text:ruby text:style-name="Ru1"><text:ruby-base><text:span text:style-name="T8">牛</text:span></text:ruby-base><text:ruby-text>ぎゅう</text:ruby-text></text:ruby><text:ruby text:style-name="Ru1"><text:ruby-base><text:span text:style-name="T8">肉</text:span></text:ruby-base><text:ruby-text>にく</text:ruby-text></text:ruby><text:span text:style-name="T9"> <text:s text:c="8"/>carne de vaca</text:span></text:p>
          </table:table-cell>
        </table:table-row>
      </table:table>
      <text:p text:style-name="P3"/>
      <text:p text:style-name="P3"/>
      <text:p text:style-name="P2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4</meta:editing-cycles>
    <meta:editing-duration>P11DT14H16M30S</meta:editing-duration>
    <dc:date>2014-04-03T19:57:08</dc:date>
    <meta:print-date>2014-03-17T23:59:17</meta:print-date>
    <dc:creator>manu tero</dc:creator>
    <meta:printed-by>manu tero</meta:printed-by>
    <meta:document-statistic meta:table-count="10" meta:image-count="0" meta:object-count="0" meta:page-count="1" meta:paragraph-count="60" meta:word-count="146" meta:character-count="875"/>
  </office:meta>
</office:document-meta>
</file>